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8055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0.9291in"/>
    </style:style>
    <style:style style:name="co21" style:family="table-column">
      <style:table-column-properties fo:break-before="auto" style:column-width="1.0598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5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7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8" table:condition="of:cell-content-is-in-list(&quot;Yes&quot;;&quot;No&quot;)" table:allow-empty-cell="false" table:display-list="unsorted" table:base-cell-address="ELSE.AE3">
          <table:error-message table:message-type="stop" table:display="true"/>
        </table:content-validation>
        <table:content-validation table:name="val9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6" table:default-cell-style-name="ce2"/>
        <table:table-column table:style-name="co21" table:default-cell-style-name="ce2"/>
        <table:table-column table:style-name="co14" table:default-cell-style-name="ce2"/>
        <table:table-column table:style-name="co14" table:number-columns-repeated="993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5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2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11"/>
          <table:table-cell table:style-name="ce1" table:number-columns-repeated="985"/>
        </table:table-row>
        <table:table-row table:style-name="ro2" table:visibility="collapse">
          <table:table-cell table:style-name="ce3" table:number-columns-repeated="38"/>
          <table:table-cell table:style-name="ce11"/>
          <table:table-cell table:style-name="ce1" table:number-columns-repeated="985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9"/>
          <table:table-cell table:style-name="ce13" table:number-columns-repeated="4"/>
          <table:table-cell table:style-name="ce4" table:content-validation-name="val9" office:value-type="string" calcext:value-type="string">
            <text:p>Inside</text:p>
          </table:table-cell>
          <table:table-cell table:style-name="ce13" table:number-columns-repeated="3"/>
          <table:table-cell table:number-columns-repeated="985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TOWN_CENTER</text:p>
          </table:table-cell>
          <table:table-cell table:style-name="ce4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 table:style-name="ce11" table:content-validation-name="val7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WATER_PLACEHOLDER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20" table:number-columns-repeated="2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DLC_MANGROVE_TRE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MANGROVEFOREST</text:p>
          </table:table-cell>
          <table:table-cell table:style-name="ce4" table:number-columns-repeated="5"/>
          <table:table-cell table:style-name="ce27" table:formula="of:=COM.MICROSOFT.TEXTJOIN(&quot;, &quot;;1;[.$A$6])" office:value-type="string" office:string-value="2" calcext:value-type="string">
            <text:p>2</text:p>
          </table:table-cell>
          <table:table-cell table:style-name="ce20" office:value-type="string" calcext:value-type="string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27"/>
          <table:table-cell table:style-name="ce20" table:number-columns-repeated="2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EVIL_FOG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EF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NNRB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 table:formula="of:=COM.MICROSOFT.TEXTJOIN(&quot;, &quot;;1;[.$A$8])" office:value-type="string" office:string-value="4" calcext:value-type="string">
            <text:p>4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8])" office:value-type="string" office:string-value="4" calcext:value-type="string">
            <text:p>4</text:p>
          </table:table-cell>
          <table:table-cell table:style-name="ce20" office:value-type="string" calcext:value-type="string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WRB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WETROCK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8:.$A$9])" office:value-type="string" office:string-value="4, 5" calcext:value-type="string">
            <text:p>4, 5</text:p>
          </table:table-cell>
          <table:table-cell table:style-name="ce20" office:value-type="string" calcext:value-type="string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CRACKED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float" office:value="1308" calcext:value-type="float">
            <text:p>130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8" office:value-type="string" calcext:value-type="string">
            <text:p>DLC_MANGROVESHALLOW</text:p>
          </table:table-cell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:.$A$11])" office:value-type="string" office:string-value="6, 7" calcext:value-type="string">
            <text:p>6, 7</text:p>
          </table:table-cell>
          <table:table-cell table:style-name="ce20" office:value-type="string" calcext:value-type="string">
            <text:p>3, 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16" office:value-type="string" calcext:value-type="string">
            <text:p>ROCK2</text:p>
          </table:table-cell>
          <table:table-cell table:style-name="ce16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 table:number-columns-repeated="2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2])" office:value-type="string" office:string-value="8" calcext:value-type="string">
            <text:p>8</text:p>
          </table:table-cell>
          <table:table-cell table:style-name="ce20" office:value-type="string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2])" office:value-type="string" office:string-value="8" calcext:value-type="string">
            <text:p>8</text:p>
          </table:table-cell>
          <table:table-cell table:style-name="ce20" office:value-type="string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EF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2])" office:value-type="string" office:string-value="8" calcext:value-type="string">
            <text:p>8</text:p>
          </table:table-cell>
          <table:table-cell table:style-name="ce20" office:value-type="string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EF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2])" office:value-type="string" office:string-value="8" calcext:value-type="string">
            <text:p>8</text:p>
          </table:table-cell>
          <table:table-cell table:style-name="ce20" office:value-type="string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GRASS_DRY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15" office:value-type="string" calcext:value-type="string">
            <text:p>DLC_FERN_PATCH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15" office:value-type="string" calcext:value-type="string">
            <text:p>FLOWER_BED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15" office:value-type="string" calcext:value-type="string">
            <text:p>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15" office:value-type="string" calcext:value-type="string">
            <text:p>UNDERBRUSH</text:p>
          </table:table-cell>
          <table:table-cell table:style-name="ce16" office:value-type="float" office:value="1353" calcext:value-type="float">
            <text:p>135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5" office:value-type="string" calcext:value-type="string">
            <text:p>SHRUB_GREEN</text:p>
          </table:table-cell>
          <table:table-cell table:style-name="ce16" office:value-type="float" office:value="1362" calcext:value-type="float">
            <text:p>1362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5" office:value-type="string" calcext:value-type="string">
            <text:p>BUSH_GREEN</text:p>
          </table:table-cell>
          <table:table-cell table:style-name="ce16" office:value-type="float" office:value="1360" calcext:value-type="float">
            <text:p>1360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5" office:value-type="string" calcext:value-type="string">
            <text:p>GRASS_PATCH_DRY</text:p>
          </table:table-cell>
          <table:table-cell table:style-name="ce16" office:value-type="float" office:value="1033" calcext:value-type="float">
            <text:p>103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5" office:value-type="string" calcext:value-type="string">
            <text:p>CRUDE_MS_PH</text:p>
          </table:table-cell>
          <table:table-cell table:style-name="ce16" office:value-type="float" office:value="647" calcext:value-type="float">
            <text:p>647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MUDDY_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5" office:value-type="string" calcext:value-type="string">
            <text:p>WETBEACH_COAST_PH</text:p>
          </table:table-cell>
          <table:table-cell table:style-name="ce16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WET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2])" office:value-type="string" office:string-value="28" calcext:value-type="string">
            <text:p>28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5" office:value-type="string" calcext:value-type="string">
            <text:p>WETBEACH_SHOAL_PH</text:p>
          </table:table-cell>
          <table:table-cell table:style-name="ce16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WET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3])" office:value-type="string" office:string-value="29" calcext:value-type="string">
            <text:p>29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5" office:value-type="string" calcext:value-type="string">
            <text:p>FINE_MUDDY_PH</text:p>
          </table:table-cell>
          <table:table-cell table:style-name="ce16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MUDDY_SHALLOW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4])" office:value-type="string" office:string-value="30" calcext:value-type="string">
            <text:p>30</text:p>
          </table:table-cell>
          <table:table-cell table:style-name="ce20" office:value-type="string" calcext:value-type="string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5" office:value-type="string" calcext:value-type="string">
            <text:p>TUNA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MED_WATER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2];[.$A$35])" office:value-type="string" office:string-value="28, 31" calcext:value-type="string">
            <text:p>28, 31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15" office:value-type="string" calcext:value-type="string">
            <text:p>TUNA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3];[.$A$36])" office:value-type="string" office:string-value="29, 32" calcext:value-type="string">
            <text:p>29, 32</text:p>
          </table:table-cell>
          <table:table-cell table:style-name="ce20" office:value-type="string" calcext:value-type="string">
            <text:p>4,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15" office:value-type="string" calcext:value-type="string">
            <text:p>DLC_ROCKBEACH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MED_WATER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6:.$A$37])" office:value-type="string" office:string-value="32, 33" calcext:value-type="string">
            <text:p>32, 33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STONE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string" calcext:value-type="string">
            <text:p>STONE</text:p>
          </table:table-cell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BEACHLESS_WATER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];[.$A$12])" office:value-type="string" office:string-value="6, 8" calcext:value-type="string">
            <text:p>6, 8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4" office:value-type="string" calcext:value-type="string">
            <text:p>STONE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string" calcext:value-type="string">
            <text:p>STONE</text:p>
          </table:table-cell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BEACHLESS_WATER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];[.$A$12];[.$A$39])" office:value-type="string" office:string-value="6, 8, 35" calcext:value-type="string">
            <text:p>6, 8, 35</text:p>
          </table:table-cell>
          <table:table-cell table:style-name="ce20" office:value-type="string" calcext:value-type="string">
            <text:p>6, 6, 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SEA_ROCKS_1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BEACHLESS_WATER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];[.$A$12])" office:value-type="string" office:string-value="6, 8" calcext:value-type="string">
            <text:p>6, 8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4" office:value-type="string" calcext:value-type="string">
            <text:p>SEA_ROCKS_2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BEACHLESS_WATER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];[.$A$12])" office:value-type="string" office:string-value="6, 8" calcext:value-type="string">
            <text:p>6, 8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MED_WATER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6:.$A$37])" office:value-type="string" office:string-value="32, 33" calcext:value-type="string">
            <text:p>32, 33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MED_WATER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6:.$A$37])" office:value-type="string" office:string-value="32, 33" calcext:value-type="string">
            <text:p>32, 33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 table:formula="of:=COM.MICROSOFT.TEXTJOIN(&quot;, &quot;;1;[.$A$35])" office:value-type="string" office:string-value="31" calcext:value-type="string">
            <text:p>31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 table:formula="of:=COM.MICROSOFT.TEXTJOIN(&quot;, &quot;;1;[.$A$35])" office:value-type="string" office:string-value="31" calcext:value-type="string">
            <text:p>31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WETBEACH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3])" office:value-type="string" office:string-value="29" calcext:value-type="string">
            <text:p>29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WETBEACH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3])" office:value-type="string" office:string-value="29" calcext:value-type="string">
            <text:p>29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4" office:value-type="string" calcext:value-type="string">
            <text:p>FLOWERS_1</text:p>
          </table:table-cell>
          <table:table-cell table:style-name="ce4" office:value-type="float" office:value="334" calcext:value-type="float">
            <text:p>33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4" office:value-type="string" calcext:value-type="string">
            <text:p>FLOWERS_2</text:p>
          </table:table-cell>
          <table:table-cell table:style-name="ce4" office:value-type="float" office:value="335" calcext:value-type="float">
            <text:p>335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50])" office:value-type="string" office:string-value="1, 46" calcext:value-type="string">
            <text:p>1, 46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4" office:value-type="string" calcext:value-type="string">
            <text:p>FLOWERS_3</text:p>
          </table:table-cell>
          <table:table-cell table:style-name="ce4" office:value-type="float" office:value="336" calcext:value-type="float">
            <text:p>33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50:.$A$51])" office:value-type="string" office:string-value="1, 46, 47" calcext:value-type="string">
            <text:p>1, 46, 47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4" office:value-type="string" calcext:value-type="string">
            <text:p>FLOWERS_4</text:p>
          </table:table-cell>
          <table:table-cell table:style-name="ce4" office:value-type="float" office:value="337" calcext:value-type="float">
            <text:p>337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50:.$A$52])" office:value-type="string" office:string-value="1, 46, 47, 48" calcext:value-type="string">
            <text:p>1, 46, 47, 48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15" office:value-type="string" calcext:value-type="string">
            <text:p>PLANT_RAINFOREST</text:p>
          </table:table-cell>
          <table:table-cell table:style-name="ce16" office:value-type="float" office:value="1354" calcext:value-type="float">
            <text:p>135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15" office:value-type="string" calcext:value-type="string">
            <text:p>PLANT_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15" office:value-type="string" calcext:value-type="string">
            <text:p>ISLAND_GOLD_LAVA</text:p>
          </table:table-cell>
          <table:table-cell table:style-name="ce16" office:value-type="float" office:value="66" calcext:value-type="float">
            <text:p>6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])" office:value-type="string" office:string-value="6" calcext:value-type="string">
            <text:p>6</text:p>
          </table:table-cell>
          <table:table-cell table:style-name="ce20" office:value-type="string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15" office:value-type="string" calcext:value-type="string">
            <text:p>ISLAND_GOLD_LEAVES</text:p>
          </table:table-cell>
          <table:table-cell table:style-name="ce16" office:value-type="float" office:value="66" calcext:value-type="float">
            <text:p>6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LEAVES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9])" office:value-type="string" office:string-value="55" calcext:value-type="string">
            <text:p>55</text:p>
          </table:table-cell>
          <table:table-cell table:style-name="ce20" office:value-type="string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15" office:value-type="string" calcext:value-type="string">
            <text:p>ISLAND_GOLD_INLAND</text:p>
          </table:table-cell>
          <table:table-cell table:style-name="ce16" office:value-type="float" office:value="66" calcext:value-type="float">
            <text:p>6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9];[.$A$60])" office:value-type="string" office:string-value="55, 56" calcext:value-type="string">
            <text:p>55, 56</text:p>
          </table:table-cell>
          <table:table-cell table:style-name="ce20" office:value-type="string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15" office:value-type="string" calcext:value-type="string">
            <text:p>SHALLOW_GOLD</text:p>
          </table:table-cell>
          <table:table-cell table:style-name="ce16" office:value-type="float" office:value="66" calcext:value-type="float">
            <text:p>6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35])" office:value-type="string" office:string-value="1, 31" calcext:value-type="string">
            <text:p>1, 31</text:p>
          </table:table-cell>
          <table:table-cell table:style-name="ce20" office:value-type="string" calcext:value-type="string">
            <text:p>32, 1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15" office:value-type="string" calcext:value-type="string">
            <text:p>ISLAND_DEER</text:p>
          </table:table-cell>
          <table:table-cell table:style-name="ce16" office:value-type="float" office:value="65" calcext:value-type="float">
            <text:p>65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15" office:value-type="string" calcext:value-type="string">
            <text:p>DLC_ORANGEBUSH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35];[.$A$62])" office:value-type="string" office:string-value="1, 31, 58" calcext:value-type="string">
            <text:p>1, 31, 58</text:p>
          </table:table-cell>
          <table:table-cell table:style-name="ce20" office:value-type="string" calcext:value-type="string">
            <text:p>32, 8, 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15" office:value-type="string" calcext:value-type="string">
            <text:p>FORAGE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35];[.$A$62] ;[.$A$64])" office:value-type="string" office:string-value="1, 31, 58, 60" calcext:value-type="string">
            <text:p>1, 31, 58, 60</text:p>
          </table:table-cell>
          <table:table-cell table:style-name="ce20" office:value-type="string" calcext:value-type="string">
            <text:p>32, 8, 4, 1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2</text:p>
          </table:table-cell>
          <table:table-cell office:value-type="string" calcext:value-type="string">
            <text:p>RELIC_PLACEHOLDER</text:p>
          </table:table-cell>
          <table:table-cell table:style-name="ce16" office:value-type="float" office:value="278" calcext:value-type="float">
            <text:p>278</text:p>
          </table:table-cell>
          <table:table-cell table:style-name="ce15" office:value-type="string" calcext:value-type="string">
            <text:p>RELIC</text:p>
          </table:table-cell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BEACHLESS_WATER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1.6" calcext:value-type="float">
            <text:p>1.6</text:p>
          </table:table-cell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5])" office:value-type="string" office:string-value="31" calcext:value-type="string">
            <text:p>31</text:p>
          </table:table-cell>
          <table:table-cell table:style-name="ce20" office:value-type="string" calcext:value-type="string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3</text:p>
          </table:table-cell>
          <table:table-cell office:value-type="string" calcext:value-type="string">
            <text:p>SHORE_FISH_PLACEHOLDER</text:p>
          </table:table-cell>
          <table:table-cell table:style-name="ce16" office:value-type="float" office:value="278" calcext:value-type="float">
            <text:p>278</text:p>
          </table:table-cell>
          <table:table-cell table:style-name="ce15" office:value-type="string" calcext:value-type="string">
            <text:p>SHORE_FISH</text:p>
          </table:table-cell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 table:formula="of:=COM.MICROSOFT.TEXTJOIN(&quot;, &quot;;1;[.$A$35])" office:value-type="string" office:string-value="31" calcext:value-type="string">
            <text:p>31</text:p>
          </table:table-cell>
          <table:table-cell table:style-name="ce20" office:value-type="string" calcext:value-type="string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5];[.A35])" office:value-type="string" office:string-value="1, 31" calcext:value-type="string">
            <text:p>1, 31</text:p>
          </table:table-cell>
          <table:table-cell table:style-name="ce20" office:value-type="string" calcext:value-type="string">
            <text:p>32, 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4</text:p>
          </table:table-cell>
          <table:table-cell office:value-type="string" calcext:value-type="string">
            <text:p>BOX_TURTLE_PLACEHOLDER</text:p>
          </table:table-cell>
          <table:table-cell table:style-name="ce16" office:value-type="float" office:value="278" calcext:value-type="float">
            <text:p>278</text:p>
          </table:table-cell>
          <table:table-cell table:style-name="ce15" office:value-type="string" calcext:value-type="string">
            <text:p>BOX_TURTLES</text:p>
          </table:table-cell>
          <table:table-cell table:style-name="ce4" office:value-type="float" office:value="1141" calcext:value-type="float">
            <text:p>1141</text:p>
          </table:table-cell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7" table:formula="of:=COM.MICROSOFT.TEXTJOIN(&quot;, &quot;;1;[.$A$35])" office:value-type="string" office:string-value="31" calcext:value-type="string">
            <text:p>31</text:p>
          </table:table-cell>
          <table:table-cell table:style-name="ce20" office:value-type="string" calcext:value-type="string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5];[.$A$35];[.$A$67])" office:value-type="string" office:string-value="1, 31, 63" calcext:value-type="string">
            <text:p>1, 31, 63</text:p>
          </table:table-cell>
          <table:table-cell table:style-name="ce20" office:value-type="string" calcext:value-type="string">
            <text:p>32, 5, 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5</text:p>
          </table:table-cell>
          <table:table-cell office:value-type="string" calcext:value-type="string">
            <text:p>DLC_CROCODILE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6</text:p>
          </table:table-cell>
          <table:table-cell office:value-type="string" calcext:value-type="string">
            <text:p>DLC_STORK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7</text:p>
          </table:table-cell>
          <table:table-cell office:value-type="string" calcext:value-type="string">
            <text:p>INVIS_COMBATANT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EF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8</text:p>
          </table:table-cell>
          <table:table-cell office:value-type="string" calcext:value-type="string">
            <text:p>INVIS_COMBATANT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];[.$A$11];[.$A$12])" office:value-type="string" office:string-value="6, 7, 8" calcext:value-type="string">
            <text:p>6, 7, 8</text:p>
          </table:table-cell>
          <table:table-cell table:style-name="ce20" office:value-type="string" calcext:value-type="string">
            <text:p>4, 1, 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9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0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73])" office:value-type="string" office:string-value="1, 69" calcext:value-type="string">
            <text:p>1, 6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1</text:p>
          </table:table-cell>
          <table:table-cell table:style-name="ce15" office:value-type="string" calcext:value-type="string">
            <text:p>SCOUT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73:.$A$74])" office:value-type="string" office:string-value="1, 69, 70" calcext:value-type="string">
            <text:p>1, 69, 7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2</text:p>
          </table:table-cell>
          <table:table-cell office:value-type="string" calcext:value-type="string">
            <text:p>TREE_REED</text:p>
          </table:table-cell>
          <table:table-cell table:style-name="ce16" office:value-type="float" office:value="1350" calcext:value-type="float">
            <text:p>1350</text:p>
          </table:table-cell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3</text:p>
          </table:table-cell>
          <table:table-cell office:value-type="string" calcext:value-type="string">
            <text:p>TREE_REED</text:p>
          </table:table-cell>
          <table:table-cell table:style-name="ce16" office:value-type="float" office:value="1350" calcext:value-type="float">
            <text:p>1350</text:p>
          </table:table-cell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4</text:p>
          </table:table-cell>
          <table:table-cell table:style-name="ce15" office:value-type="string" calcext:value-type="string">
            <text:p>DLC_WATERBUFFALO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3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5];[.$A$73:.$A$75])" office:value-type="string" office:string-value="1, 69, 70, 71" calcext:value-type="string">
            <text:p>1, 69, 70, 7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5</text:p>
          </table:table-cell>
          <table:table-cell table:style-name="ce15" office:value-type="string" calcext:value-type="string">
            <text:p>FORAGE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6"/>
          <table:table-cell table:style-name="ce15" office:value-type="float" office:value="1" calcext:value-type="float">
            <text:p>1</text:p>
          </table:table-cell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 table:number-columns-repeated="3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6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Default"/>
          <table:table-cell table:style-name="ce15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5];[.$A$79])" office:value-type="string" office:string-value="1, 75" calcext:value-type="string">
            <text:p>1, 75</text:p>
          </table:table-cell>
          <table:table-cell table:style-name="ce4" office:value-type="string" calcext:value-type="string">
            <text:p>10, 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7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6"/>
          <table:table-cell table:style-name="ce15" office:value-type="float" office:value="1" calcext:value-type="float">
            <text:p>1</text:p>
          </table:table-cell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5];[.$A$79:.$A$80])" office:value-type="string" office:string-value="1, 75, 76" calcext:value-type="string">
            <text:p>1, 75, 76</text:p>
          </table:table-cell>
          <table:table-cell table:style-name="ce4" office:value-type="string" calcext:value-type="string">
            <text:p>6, 4, 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8</text:p>
          </table:table-cell>
          <table:table-cell table:style-name="ce15" office:value-type="string" calcext:value-type="string">
            <text:p>BOAR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5];[.$A$79:.$A$81])" office:value-type="string" office:string-value="1, 75, 76, 77" calcext:value-type="string">
            <text:p>1, 75, 76, 77</text:p>
          </table:table-cell>
          <table:table-cell table:style-name="ce4" office:value-type="string" calcext:value-type="string">
            <text:p>8, 4, 4, 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9</text:p>
          </table:table-cell>
          <table:table-cell table:style-name="ce15" office:value-type="string" calcext:value-type="string">
            <text:p>DLC_WATERBUFFALO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5" table:number-columns-repeated="4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80</text:p>
          </table:table-cell>
          <table:table-cell office:value-type="string" calcext:value-type="string">
            <text:p>DLC_CROCODILE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5];[.$A$69])" office:value-type="string" office:string-value="1, 65" calcext:value-type="string">
            <text:p>1, 65</text:p>
          </table:table-cell>
          <table:table-cell table:style-name="ce4" office:value-type="string" calcext:value-type="string">
            <text:p>26,12</text:p>
          </table:table-cell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_RESOUR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6" table:default-cell-style-name="ce2"/>
        <table:table-column table:style-name="co21" table:default-cell-style-name="ce2"/>
        <table:table-column table:style-name="co14" table:default-cell-style-name="ce2"/>
        <table:table-column table:style-name="co14" table:number-columns-repeated="993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5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2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11"/>
          <table:table-cell table:style-name="ce1" table:number-columns-repeated="985"/>
        </table:table-row>
        <table:table-row table:style-name="ro2" table:visibility="collapse">
          <table:table-cell table:style-name="ce3" table:number-columns-repeated="38"/>
          <table:table-cell table:style-name="ce11"/>
          <table:table-cell table:style-name="ce1" table:number-columns-repeated="985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9"/>
          <table:table-cell table:style-name="ce13" table:number-columns-repeated="4"/>
          <table:table-cell table:style-name="ce4" table:content-validation-name="val9" office:value-type="string" calcext:value-type="string">
            <text:p>Inside</text:p>
          </table:table-cell>
          <table:table-cell table:style-name="ce13" table:number-columns-repeated="3"/>
          <table:table-cell table:number-columns-repeated="985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 table:style-name="ce11" table:content-validation-name="val7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WATER_PLACEHOLDER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20" table:number-columns-repeated="2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DLC_MANGROVE_TRE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MANGROVEFOREST</text:p>
          </table:table-cell>
          <table:table-cell table:style-name="ce4" table:number-columns-repeated="5"/>
          <table:table-cell table:style-name="ce27" table:formula="of:=COM.MICROSOFT.TEXTJOIN(&quot;, &quot;;1;[.$A$6])" office:value-type="string" office:string-value="2" calcext:value-type="string">
            <text:p>2</text:p>
          </table:table-cell>
          <table:table-cell table:style-name="ce20" office:value-type="string" calcext:value-type="string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27"/>
          <table:table-cell table:style-name="ce20" table:number-columns-repeated="2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EVIL_FOG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EF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NNRB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 table:formula="of:=COM.MICROSOFT.TEXTJOIN(&quot;, &quot;;1;[.$A$8])" office:value-type="string" office:string-value="4" calcext:value-type="string">
            <text:p>4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8])" office:value-type="string" office:string-value="4" calcext:value-type="string">
            <text:p>4</text:p>
          </table:table-cell>
          <table:table-cell table:style-name="ce20" office:value-type="string" calcext:value-type="string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WRB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WETROCK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8:.$A$9])" office:value-type="string" office:string-value="4, 5" calcext:value-type="string">
            <text:p>4, 5</text:p>
          </table:table-cell>
          <table:table-cell table:style-name="ce20" office:value-type="string" calcext:value-type="string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CRACKED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float" office:value="1308" calcext:value-type="float">
            <text:p>130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8" office:value-type="string" calcext:value-type="string">
            <text:p>DLC_MANGROVESHALLOW</text:p>
          </table:table-cell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:.$A$11])" office:value-type="string" office:string-value="6, 7" calcext:value-type="string">
            <text:p>6, 7</text:p>
          </table:table-cell>
          <table:table-cell table:style-name="ce20" office:value-type="string" calcext:value-type="string">
            <text:p>3, 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16" office:value-type="string" calcext:value-type="string">
            <text:p>ROCK2</text:p>
          </table:table-cell>
          <table:table-cell table:style-name="ce16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 table:number-columns-repeated="2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2])" office:value-type="string" office:string-value="8" calcext:value-type="string">
            <text:p>8</text:p>
          </table:table-cell>
          <table:table-cell table:style-name="ce20" office:value-type="string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2])" office:value-type="string" office:string-value="8" calcext:value-type="string">
            <text:p>8</text:p>
          </table:table-cell>
          <table:table-cell table:style-name="ce20" office:value-type="string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EF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2])" office:value-type="string" office:string-value="8" calcext:value-type="string">
            <text:p>8</text:p>
          </table:table-cell>
          <table:table-cell table:style-name="ce20" office:value-type="string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EF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2])" office:value-type="string" office:string-value="8" calcext:value-type="string">
            <text:p>8</text:p>
          </table:table-cell>
          <table:table-cell table:style-name="ce20" office:value-type="string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GRASS_DRY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15" office:value-type="string" calcext:value-type="string">
            <text:p>DLC_FERN_PATCH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15" office:value-type="string" calcext:value-type="string">
            <text:p>FLOWER_BED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15" office:value-type="string" calcext:value-type="string">
            <text:p>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15" office:value-type="string" calcext:value-type="string">
            <text:p>UNDERBRUSH</text:p>
          </table:table-cell>
          <table:table-cell table:style-name="ce16" office:value-type="float" office:value="1353" calcext:value-type="float">
            <text:p>135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5" office:value-type="string" calcext:value-type="string">
            <text:p>SHRUB_GREEN</text:p>
          </table:table-cell>
          <table:table-cell table:style-name="ce16" office:value-type="float" office:value="1362" calcext:value-type="float">
            <text:p>1362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5" office:value-type="string" calcext:value-type="string">
            <text:p>BUSH_GREEN</text:p>
          </table:table-cell>
          <table:table-cell table:style-name="ce16" office:value-type="float" office:value="1360" calcext:value-type="float">
            <text:p>1360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5" office:value-type="string" calcext:value-type="string">
            <text:p>GRASS_PATCH_DRY</text:p>
          </table:table-cell>
          <table:table-cell table:style-name="ce16" office:value-type="float" office:value="1033" calcext:value-type="float">
            <text:p>103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5" office:value-type="string" calcext:value-type="string">
            <text:p>CRUDE_MS_PH</text:p>
          </table:table-cell>
          <table:table-cell table:style-name="ce16" office:value-type="float" office:value="647" calcext:value-type="float">
            <text:p>647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MUDDY_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5" office:value-type="string" calcext:value-type="string">
            <text:p>WETBEACH_COAST_PH</text:p>
          </table:table-cell>
          <table:table-cell table:style-name="ce16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WET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2])" office:value-type="string" office:string-value="28" calcext:value-type="string">
            <text:p>28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5" office:value-type="string" calcext:value-type="string">
            <text:p>WETBEACH_SHOAL_PH</text:p>
          </table:table-cell>
          <table:table-cell table:style-name="ce16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WET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3])" office:value-type="string" office:string-value="29" calcext:value-type="string">
            <text:p>29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5" office:value-type="string" calcext:value-type="string">
            <text:p>FINE_MUDDY_PH</text:p>
          </table:table-cell>
          <table:table-cell table:style-name="ce16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MUDDY_SHALLOW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4])" office:value-type="string" office:string-value="30" calcext:value-type="string">
            <text:p>30</text:p>
          </table:table-cell>
          <table:table-cell table:style-name="ce20" office:value-type="string" calcext:value-type="string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5" office:value-type="string" calcext:value-type="string">
            <text:p>TUNA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MED_WATER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2];[.$A$35])" office:value-type="string" office:string-value="28, 31" calcext:value-type="string">
            <text:p>28, 31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15" office:value-type="string" calcext:value-type="string">
            <text:p>TUNA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3];[.$A$36])" office:value-type="string" office:string-value="29, 32" calcext:value-type="string">
            <text:p>29, 32</text:p>
          </table:table-cell>
          <table:table-cell table:style-name="ce20" office:value-type="string" calcext:value-type="string">
            <text:p>4,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15" office:value-type="string" calcext:value-type="string">
            <text:p>DLC_ROCKBEACH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MED_WATER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6:.$A$37])" office:value-type="string" office:string-value="32, 33" calcext:value-type="string">
            <text:p>32, 33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STONE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string" calcext:value-type="string">
            <text:p>STONE</text:p>
          </table:table-cell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BEACHLESS_WATER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];[.$A$12])" office:value-type="string" office:string-value="6, 8" calcext:value-type="string">
            <text:p>6, 8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4" office:value-type="string" calcext:value-type="string">
            <text:p>STONE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string" calcext:value-type="string">
            <text:p>STONE</text:p>
          </table:table-cell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BEACHLESS_WATER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];[.$A$12];[.$A$39])" office:value-type="string" office:string-value="6, 8, 35" calcext:value-type="string">
            <text:p>6, 8, 35</text:p>
          </table:table-cell>
          <table:table-cell table:style-name="ce20" office:value-type="string" calcext:value-type="string">
            <text:p>6, 6, 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SEA_ROCKS_1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BEACHLESS_WATER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];[.$A$12])" office:value-type="string" office:string-value="6, 8" calcext:value-type="string">
            <text:p>6, 8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4" office:value-type="string" calcext:value-type="string">
            <text:p>SEA_ROCKS_2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BEACHLESS_WATER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];[.$A$12])" office:value-type="string" office:string-value="6, 8" calcext:value-type="string">
            <text:p>6, 8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MED_WATER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6:.$A$37])" office:value-type="string" office:string-value="32, 33" calcext:value-type="string">
            <text:p>32, 33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MED_WATER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6:.$A$37])" office:value-type="string" office:string-value="32, 33" calcext:value-type="string">
            <text:p>32, 33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 table:formula="of:=COM.MICROSOFT.TEXTJOIN(&quot;, &quot;;1;[.$A$35])" office:value-type="string" office:string-value="31" calcext:value-type="string">
            <text:p>31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 table:formula="of:=COM.MICROSOFT.TEXTJOIN(&quot;, &quot;;1;[.$A$35])" office:value-type="string" office:string-value="31" calcext:value-type="string">
            <text:p>31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WETBEACH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3])" office:value-type="string" office:string-value="29" calcext:value-type="string">
            <text:p>29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WETBEACH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3])" office:value-type="string" office:string-value="29" calcext:value-type="string">
            <text:p>29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4" office:value-type="string" calcext:value-type="string">
            <text:p>FLOWERS_1</text:p>
          </table:table-cell>
          <table:table-cell table:style-name="ce4" office:value-type="float" office:value="334" calcext:value-type="float">
            <text:p>33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4" office:value-type="string" calcext:value-type="string">
            <text:p>FLOWERS_2</text:p>
          </table:table-cell>
          <table:table-cell table:style-name="ce4" office:value-type="float" office:value="335" calcext:value-type="float">
            <text:p>335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0])" office:value-type="string" office:string-value="46" calcext:value-type="string">
            <text:p>46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4" office:value-type="string" calcext:value-type="string">
            <text:p>FLOWERS_3</text:p>
          </table:table-cell>
          <table:table-cell table:style-name="ce4" office:value-type="float" office:value="336" calcext:value-type="float">
            <text:p>33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0:.$A$51])" office:value-type="string" office:string-value="46, 47" calcext:value-type="string">
            <text:p>46, 47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4" office:value-type="string" calcext:value-type="string">
            <text:p>FLOWERS_4</text:p>
          </table:table-cell>
          <table:table-cell table:style-name="ce4" office:value-type="float" office:value="337" calcext:value-type="float">
            <text:p>337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0:.$A$52])" office:value-type="string" office:string-value="46, 47, 48" calcext:value-type="string">
            <text:p>46, 47, 48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15" office:value-type="string" calcext:value-type="string">
            <text:p>PLANT_RAINFOREST</text:p>
          </table:table-cell>
          <table:table-cell table:style-name="ce16" office:value-type="float" office:value="1354" calcext:value-type="float">
            <text:p>135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15" office:value-type="string" calcext:value-type="string">
            <text:p>PLANT_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15" office:value-type="string" calcext:value-type="string">
            <text:p>ISLAND_GOLD_LAVA</text:p>
          </table:table-cell>
          <table:table-cell table:style-name="ce16" office:value-type="float" office:value="66" calcext:value-type="float">
            <text:p>6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])" office:value-type="string" office:string-value="6" calcext:value-type="string">
            <text:p>6</text:p>
          </table:table-cell>
          <table:table-cell table:style-name="ce20" office:value-type="string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15" office:value-type="string" calcext:value-type="string">
            <text:p>ISLAND_GOLD_LEAVES</text:p>
          </table:table-cell>
          <table:table-cell table:style-name="ce16" office:value-type="float" office:value="66" calcext:value-type="float">
            <text:p>6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LEAVES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9])" office:value-type="string" office:string-value="55" calcext:value-type="string">
            <text:p>55</text:p>
          </table:table-cell>
          <table:table-cell table:style-name="ce20" office:value-type="string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15" office:value-type="string" calcext:value-type="string">
            <text:p>ISLAND_GOLD_INLAND</text:p>
          </table:table-cell>
          <table:table-cell table:style-name="ce16" office:value-type="float" office:value="66" calcext:value-type="float">
            <text:p>6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9];[.$A$60])" office:value-type="string" office:string-value="55, 56" calcext:value-type="string">
            <text:p>55, 56</text:p>
          </table:table-cell>
          <table:table-cell table:style-name="ce20" office:value-type="string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15" office:value-type="string" calcext:value-type="string">
            <text:p>SHALLOW_GOLD</text:p>
          </table:table-cell>
          <table:table-cell table:style-name="ce16" office:value-type="float" office:value="66" calcext:value-type="float">
            <text:p>6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5])" office:value-type="string" office:string-value="31" calcext:value-type="string">
            <text:p>31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15" office:value-type="string" calcext:value-type="string">
            <text:p>BOAR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5];[.$A$62])" office:value-type="string" office:string-value="31, 58" calcext:value-type="string">
            <text:p>31, 58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15" office:value-type="string" calcext:value-type="string">
            <text:p>DLC_WATERBUFFALO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5];[.$A$62];[.$A$63])" office:value-type="string" office:string-value="31, 58, 59" calcext:value-type="string">
            <text:p>31, 58, 59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15" office:value-type="string" calcext:value-type="string">
            <text:p>ISLAND_DEER</text:p>
          </table:table-cell>
          <table:table-cell table:style-name="ce16" office:value-type="float" office:value="65" calcext:value-type="float">
            <text:p>65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15" office:value-type="string" calcext:value-type="string">
            <text:p>DLC_ORANGEBUSH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5];[.$A$62])" office:value-type="string" office:string-value="31, 58" calcext:value-type="string">
            <text:p>31, 58</text:p>
          </table:table-cell>
          <table:table-cell table:style-name="ce20" office:value-type="string" calcext:value-type="string">
            <text:p>8, 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15" office:value-type="string" calcext:value-type="string">
            <text:p>FORAGE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5];[.$A$62] ;[.$A$66])" office:value-type="string" office:string-value="31, 58, 62" calcext:value-type="string">
            <text:p>31, 58, 62</text:p>
          </table:table-cell>
          <table:table-cell table:style-name="ce20" office:value-type="string" calcext:value-type="string">
            <text:p>8, 4, 1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4</text:p>
          </table:table-cell>
          <table:table-cell office:value-type="string" calcext:value-type="string">
            <text:p>RELIC_PLACEHOLDER</text:p>
          </table:table-cell>
          <table:table-cell table:style-name="ce16" office:value-type="float" office:value="278" calcext:value-type="float">
            <text:p>278</text:p>
          </table:table-cell>
          <table:table-cell table:style-name="ce15" office:value-type="string" calcext:value-type="string">
            <text:p>RELIC</text:p>
          </table:table-cell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BEACHLESS_WATER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1.6" calcext:value-type="float">
            <text:p>1.6</text:p>
          </table:table-cell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5])" office:value-type="string" office:string-value="31" calcext:value-type="string">
            <text:p>31</text:p>
          </table:table-cell>
          <table:table-cell table:style-name="ce20" office:value-type="string" calcext:value-type="string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5</text:p>
          </table:table-cell>
          <table:table-cell office:value-type="string" calcext:value-type="string">
            <text:p>SHORE_FISH_PLACEHOLDER</text:p>
          </table:table-cell>
          <table:table-cell table:style-name="ce16" office:value-type="float" office:value="278" calcext:value-type="float">
            <text:p>278</text:p>
          </table:table-cell>
          <table:table-cell table:style-name="ce15" office:value-type="string" calcext:value-type="string">
            <text:p>SHORE_FISH</text:p>
          </table:table-cell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 table:formula="of:=COM.MICROSOFT.TEXTJOIN(&quot;, &quot;;1;[.$A$35])" office:value-type="string" office:string-value="31" calcext:value-type="string">
            <text:p>31</text:p>
          </table:table-cell>
          <table:table-cell table:style-name="ce20" office:value-type="string" calcext:value-type="string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A35])" office:value-type="string" office:string-value="31" calcext:value-type="string">
            <text:p>31</text:p>
          </table:table-cell>
          <table:table-cell table:style-name="ce20" office:value-type="string" calcext:value-type="string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6</text:p>
          </table:table-cell>
          <table:table-cell office:value-type="string" calcext:value-type="string">
            <text:p>BOX_TURTLE_PLACEHOLDER</text:p>
          </table:table-cell>
          <table:table-cell table:style-name="ce16" office:value-type="float" office:value="278" calcext:value-type="float">
            <text:p>278</text:p>
          </table:table-cell>
          <table:table-cell table:style-name="ce15" office:value-type="string" calcext:value-type="string">
            <text:p>BOX_TURTLES</text:p>
          </table:table-cell>
          <table:table-cell table:style-name="ce4" office:value-type="float" office:value="1141" calcext:value-type="float">
            <text:p>1141</text:p>
          </table:table-cell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7" table:formula="of:=COM.MICROSOFT.TEXTJOIN(&quot;, &quot;;1;[.$A$35])" office:value-type="string" office:string-value="31" calcext:value-type="string">
            <text:p>31</text:p>
          </table:table-cell>
          <table:table-cell table:style-name="ce20" office:value-type="string" calcext:value-type="string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35];[.$A$69])" office:value-type="string" office:string-value="31, 65" calcext:value-type="string">
            <text:p>31, 65</text:p>
          </table:table-cell>
          <table:table-cell table:style-name="ce20" office:value-type="string" calcext:value-type="string">
            <text:p>5, 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7</text:p>
          </table:table-cell>
          <table:table-cell office:value-type="string" calcext:value-type="string">
            <text:p>DLC_CROCODILE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NEWSHALLOW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8</text:p>
          </table:table-cell>
          <table:table-cell office:value-type="string" calcext:value-type="string">
            <text:p>DLC_STORK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9</text:p>
          </table:table-cell>
          <table:table-cell office:value-type="string" calcext:value-type="string">
            <text:p>INVIS_COMBATANT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EF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0</text:p>
          </table:table-cell>
          <table:table-cell office:value-type="string" calcext:value-type="string">
            <text:p>INVIS_COMBATANT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];[.$A$11];[.$A$12])" office:value-type="string" office:string-value="6, 7, 8" calcext:value-type="string">
            <text:p>6, 7, 8</text:p>
          </table:table-cell>
          <table:table-cell table:style-name="ce20" office:value-type="string" calcext:value-type="string">
            <text:p>4, 1, 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 style:data-style-name="N2" text:time-value="13:53:48.6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1T13:57:46.082000000</dc:date>
    <meta:editing-duration>P26DT22H28M27S</meta:editing-duration>
    <meta:editing-cycles>1321</meta:editing-cycles>
    <meta:generator>LibreOffice/7.1.3.2$Windows_X86_64 LibreOffice_project/47f78053abe362b9384784d31a6e56f8511eb1c1</meta:generator>
    <meta:document-statistic meta:table-count="2" meta:cell-count="2156" meta:object-count="0"/>
  </office:meta>
</office:document-meta>
</file>